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A00000033912894BE8.png"/>
  <manifest:file-entry manifest:media-type="image/png" manifest:full-path="Pictures/1000000000000280000000C85048F157.png"/>
  <manifest:file-entry manifest:media-type="image/png" manifest:full-path="Pictures/100000000000016400000240F08A5B52.png"/>
  <manifest:file-entry manifest:media-type="image/jpeg" manifest:full-path="Pictures/100000000000083400000627303CF91D.jpg"/>
  <manifest:file-entry manifest:media-type="image/png" manifest:full-path="Pictures/100000000000019400000255DFFC58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457cm" draw:marker-end-width="0.457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ffffff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8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text-properties fo:color="#ffffff" fo:font-weight="bold" style:font-weight-asian="bold" style:font-weight-complex="bold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-0.004cm" svg:y="0.024cm">
          <draw:image xlink:href="Pictures/100000000000083400000627303CF91D.jpg" xlink:type="simple" xlink:show="embed" xlink:actuate="onLoad">
            <text:p/>
          </draw:image>
        </draw:frame>
        <draw:custom-shape draw:style-name="gr2" draw:text-style-name="P1" draw:id="id1" draw:layer="layout" svg:width="2.21cm" svg:height="2.007cm" svg:x="6.67cm" svg:y="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id="id4" draw:layer="layout" svg:width="4.74cm" svg:height="0.962cm" svg:x="12.135cm" svg:y="12.61cm">
          <draw:text-box>
            <text:p text:style-name="P2"><text:span text:style-name="T1">Rotating table</text:span></text:p>
          </draw:text-box>
        </draw:frame>
        <draw:custom-shape draw:style-name="gr2" draw:text-style-name="P1" draw:id="id3" draw:layer="layout" svg:width="3.81cm" svg:height="3.81cm" svg:x="13.67cm" svg:y="7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id="id2" draw:layer="layout" svg:width="4.486cm" svg:height="1.673cm" svg:x="0.47cm" svg:y="1.415cm">
          <draw:text-box>
            <text:p><text:span text:style-name="T2">Kinect RGBD</text:span></text:p>
            <text:p><text:span text:style-name="T2"><text:s/></text:span><text:span text:style-name="T2">Device</text:span></text:p>
          </draw:text-box>
        </draw:frame>
        <draw:connector draw:style-name="gr4" draw:text-style-name="P1" draw:layer="layout" draw:type="lines" svg:x1="6.67cm" svg:y1="2.234cm" svg:x2="4.956cm" svg:y2="2.251cm" draw:start-shape="id1" draw:start-glue-point="6" draw:end-shape="id2" draw:end-glue-point="1" svg:d="m6670 2234h-551l-662 17h-501">
          <text:p/>
        </draw:connector>
        <draw:frame draw:style-name="gr1" draw:text-style-name="P1" draw:layer="layout" svg:width="2.362cm" svg:height="3.81cm" svg:x="9.09cm" svg:y="0.01cm">
          <draw:image xlink:href="Pictures/100000000000016400000240F08A5B52.png" xlink:type="simple" xlink:show="embed" xlink:actuate="onLoad">
            <text:p/>
          </draw:image>
        </draw:frame>
        <draw:frame draw:style-name="gr1" draw:text-style-name="P1" draw:layer="layout" svg:width="2.591cm" svg:height="3.81cm" svg:x="12.178cm" svg:y="0.01cm">
          <draw:image xlink:href="Pictures/100000000000019400000255DFFC5814.png" xlink:type="simple" xlink:show="embed" xlink:actuate="onLoad">
            <text:p/>
          </draw:image>
        </draw:frame>
        <draw:frame draw:style-name="gr3" draw:text-style-name="P6" draw:layer="layout" svg:width="1.243cm" svg:height="1.673cm" svg:x="14.565cm" svg:y="1.215cm">
          <draw:text-box>
            <text:p text:style-name="P5"><text:span text:style-name="T3">=</text:span></text:p>
          </draw:text-box>
        </draw:frame>
        <draw:frame draw:style-name="gr3" draw:text-style-name="P6" draw:layer="layout" svg:width="1.243cm" svg:height="1.673cm" svg:x="11.166cm" svg:y="1.216cm">
          <draw:text-box>
            <text:p text:style-name="P5"><text:span text:style-name="T3">+</text:span></text:p>
          </draw:text-box>
        </draw:frame>
        <draw:frame draw:style-name="gr5" draw:text-style-name="P3" draw:layer="layout" svg:width="6.015cm" svg:height="0.962cm" svg:x="9.16cm" svg:y="3.755cm">
          <draw:text-box>
            <text:p text:style-name="P3"><text:span text:style-name="T1">RGB <text:s text:c="9"/>Shape</text:span></text:p>
          </draw:text-box>
        </draw:frame>
        <draw:frame draw:style-name="gr1" draw:text-style-name="P1" draw:id="id5" draw:layer="layout" svg:width="12.192cm" svg:height="3.81cm" svg:x="15.51cm" svg:y="0.199cm">
          <draw:image xlink:href="Pictures/1000000000000280000000C85048F157.png" xlink:type="simple" xlink:show="embed" xlink:actuate="onLoad">
            <text:p/>
          </draw:image>
        </draw:frame>
        <draw:line draw:style-name="gr6" draw:text-style-name="P1" draw:layer="layout" svg:x1="17.61cm" svg:y1="0.44cm" svg:x2="17.61cm" svg:y2="3.767cm">
          <text:p/>
        </draw:line>
        <draw:frame draw:style-name="gr3" draw:text-style-name="P2" draw:layer="layout" svg:width="1.912cm" svg:height="0.962cm" svg:x="20.75cm" svg:y="0.84cm">
          <draw:text-box>
            <text:p text:style-name="P2"><text:span text:style-name="T4">RGB</text:span></text:p>
          </draw:text-box>
        </draw:frame>
        <draw:frame draw:style-name="gr3" draw:text-style-name="P2" draw:layer="layout" svg:width="2.407cm" svg:height="0.962cm" draw:transform="rotate (-1.57079632679579) translate (17.569cm 0.117cm)">
          <draw:text-box>
            <text:p text:style-name="P2"><text:span text:style-name="T4">Shape</text:span></text:p>
          </draw:text-box>
        </draw:frame>
        <draw:connector draw:style-name="gr4" draw:text-style-name="P1" draw:layer="layout" svg:x1="15.575cm" svg:y1="11.14cm" svg:x2="14.505cm" svg:y2="12.61cm" draw:start-shape="id3" draw:start-glue-point="8" draw:end-shape="id4" svg:d="m15575 11140v761h-1070v709">
          <text:p/>
        </draw:connector>
        <draw:frame draw:style-name="gr1" draw:text-style-name="P1" draw:id="id6" draw:layer="layout" svg:width="7.365cm" svg:height="4.44cm" svg:x="19.805cm" svg:y="5.98cm">
          <draw:image xlink:href="Pictures/10000000000005A00000033912894BE8.png" xlink:type="simple" xlink:show="embed" xlink:actuate="onLoad">
            <text:p/>
          </draw:image>
        </draw:frame>
        <draw:connector draw:style-name="gr7" draw:text-style-name="P1" draw:layer="layout" svg:x1="21.606cm" svg:y1="4.009cm" svg:x2="23.487cm" svg:y2="5.98cm" draw:start-shape="id5" draw:start-glue-point="2" draw:end-shape="id6" draw:end-glue-point="0" svg:d="m21606 4009v986h1881v985">
          <text:p/>
        </draw:connector>
        <draw:custom-shape draw:style-name="gr8" draw:text-style-name="P1" draw:id="id8" draw:layer="layout" svg:width="6.604cm" svg:height="1.321cm" svg:x="20.19cm" svg:y="12.96cm">
          <text:p text:style-name="P1">Recognition of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933cm" svg:height="0.962cm" svg:x="20.876cm" svg:y="4.885cm">
          <draw:text-box>
            <text:p>Object <text:s text:c="4"/>Database</text:p>
          </draw:text-box>
        </draw:frame>
        <draw:connector draw:style-name="gr7" draw:text-style-name="P1" draw:layer="layout" svg:x1="23.487cm" svg:y1="10.42cm" svg:x2="23.492cm" svg:y2="10.96cm" draw:start-shape="id6" draw:start-glue-point="2" draw:end-shape="id7" draw:end-glue-point="0" svg:d="m23487 10420v270h5v270">
          <text:p/>
        </draw:connector>
        <draw:custom-shape draw:style-name="gr8" draw:text-style-name="P1" draw:id="id7" draw:layer="layout" svg:width="6.604cm" svg:height="1.321cm" svg:x="20.19cm" svg:y="10.96cm">
          <text:p text:style-name="P1">SVM &amp; LSM 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3.492cm" svg:y1="12.281cm" svg:x2="23.492cm" svg:y2="12.96cm" draw:start-shape="id7" draw:start-glue-point="2" draw:end-shape="id8" draw:end-glue-point="0" svg:d="m23492 12281v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68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jan Pangercic</meta:initial-creator>
    <meta:creation-date>2011-01-13T18:02:49</meta:creation-date>
    <dc:date>2011-01-13T20:26:00</dc:date>
    <dc:creator>Dejan Pangercic</dc:creator>
    <meta:editing-duration>PT02H08M01S</meta:editing-duration>
    <meta:editing-cycles>13</meta:editing-cycles>
    <meta:generator>OpenOffice.org/3.2$Unix OpenOffice.org_project/320m12$Build-9483</meta:generator>
    <meta:document-statistic meta:object-count="23"/>
  </office:meta>
</office:document-meta>
</file>